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GramTokenFilter.ngram( Token tok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GramTokenFilter.next( final Token reusableToke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GramTokenFilter.NGramTokenFilter( TokenStream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GramTokenFilter.NGramTokenFilter( TokenStream input , int minGram , int maxGr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